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43M59S">
            <text:p>11:43:59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44M59S">
            <text:p>11:44:59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8.6666666666667">
            <text:p>19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.03333333333333">
            <text:p>1.0</text:p>
          </table:table-cell>
          <table:table-cell table:style-name="ce4" office:value-type="float" office:value="0.633333333333334">
            <text:p>0.6</text:p>
          </table:table-cell>
          <table:table-cell table:style-name="ce4" office:value-type="float" office:value="0.566666666666667">
            <text:p>0.6</text:p>
          </table:table-cell>
          <table:table-cell table:style-name="ce4" office:value-type="float" office:value="97.7666666666667">
            <text:p>97.8</text:p>
          </table:table-cell>
          <table:table-cell table:style-name="ce4" office:value-type="float" office:value="1.66666666666667">
            <text:p>1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9.4">
            <text:p>49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">
            <text:p>1.0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99.1">
            <text:p>99.1</text:p>
          </table:table-cell>
          <table:table-cell table:style-name="ce4" office:value-type="float" office:value="2.3">
            <text:p>2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435H44M29S">
            <text:p>11:44:29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64516129032258">
            <text:p>1.6</text:p>
          </table:table-cell>
          <table:table-cell table:style-name="ce4" office:value-type="float" office:value="1.57894736842105">
            <text:p>1.6</text:p>
          </table:table-cell>
          <table:table-cell table:style-name="ce4" office:value-type="float" office:value="2.64705882352941">
            <text:p>2.6</text:p>
          </table:table-cell>
          <table:table-cell table:style-name="ce4" office:value-type="float" office:value="1.01363791339925">
            <text:p>1.0</text:p>
          </table:table-cell>
          <table:table-cell table:style-name="ce4" office:value-type="float" office:value="1.38">
            <text:p>1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1.526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04">
            <text:p>04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43.58S">
            <text:p>00:11:44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3.11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4549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622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8371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0"/>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32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136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381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4"/>87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942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048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1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4533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467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7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21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53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8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6438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59021 0 153470 69056548 60025 3 3781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24883 0 45657 17212120 13844 3 2998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10898 0 31129 17302166 7122 0 231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10505 0 35787 17285837 7590 0 231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12734 0 40896 17256424 31467 0 320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8088917 54 6 0 0 0 0 2 0 1 0 0 0 123 0 252418 69 0 0 0 0 0 0 0 22 0 0 0 0 0 0 0 0 443355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860581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021298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169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5177355 0 4768548 1005080 3155882 252459 0 3 1440064 14725 4540594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9408 <text:s text:c="4"/>126 <text:s text:c="3"/>0 <text:s text:c="3"/>0 <text:s text:c="3"/>0 <text:s text:c="4"/>0 <text:s text:c="9"/>0 <text:s text:c="8"/>0 <text:s text:c="4"/>9408 <text:s text:c="4"/>12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439491184 3706014 <text:s text:c="3"/>0 1091 <text:s text:c="3"/>0 <text:s text:c="4"/>0 <text:s text:c="9"/>0 <text:s text:c="8"/>0 2075413029 1636247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8040 7543 1082942 255812 234375 2148668 19123632 16056816 0 828548 1637822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7938 7512 1081890 255228 234372 2148666 19123608 16056800 0 828360 1637762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8 0 0 0 0 0 8 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64 1 2 24 16 0 380 38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11 2189430 21 23 5 62 13864 104401 20 0 1 0 4 2924544 396 4294967295 13688832 13788668 3220096992 3220091964 16577558 0 0 4096 536946211 3223525726 0 0 0 1 0 0 8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4 396 297 25 0 137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706014 errors:0 dropped:1091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636247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39491184 (439.4 MB) <text:s/>TX bytes:2075413029 (2.0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2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2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9408 (9.4 KB) <text:s/>TX bytes:9408 (9.4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99 <text:s text:c="5"/>4081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1.7">
            <text:p>1.7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96.2">
            <text:p>96.2</text:p>
          </table:table-cell>
          <table:table-cell office:value-type="float" office:value="2.3">
            <text:p>2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99.1">
            <text:p>99.1</text:p>
          </table:table-cell>
          <table:table-cell office:value-type="float" office:value="0.7">
            <text:p>0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03333333333333">
            <text:p>1.03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633333333333334">
            <text:p>0.63</text:p>
          </table:table-cell>
          <table:table-cell office:value-type="float" office:value="0.566666666666667">
            <text:p>0.57</text:p>
          </table:table-cell>
          <table:table-cell office:value-type="float" office:value="97.7666666666667">
            <text:p>97.77</text:p>
          </table:table-cell>
          <table:table-cell office:value-type="float" office:value="1.66666666666667">
            <text:p>1.6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13333333333333">
            <text:p>1.1</text:p>
          </table:table-cell>
          <table:table-cell table:style-name="ce10" office:value-type="float" office:value="0.666666666666667">
            <text:p>0.7</text:p>
          </table:table-cell>
          <table:table-cell table:style-name="ce10" office:value-type="float" office:value="0.133333333333333">
            <text:p>0.1</text:p>
          </table:table-cell>
          <table:table-cell table:style-name="ce10" office:value-type="float" office:value="98.0666666666667">
            <text:p>98.1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0.866666666666667">
            <text:p>0.9</text:p>
          </table:table-cell>
          <table:table-cell table:style-name="ce10" office:value-type="float" office:value="0.233333333333333">
            <text:p>0.2</text:p>
          </table:table-cell>
          <table:table-cell table:style-name="ce10" office:value-type="float" office:value="0.266666666666667">
            <text:p>0.3</text:p>
          </table:table-cell>
          <table:table-cell table:style-name="ce10" office:value-type="float" office:value="98.6">
            <text:p>98.6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0.233333333333333">
            <text:p>0.2</text:p>
          </table:table-cell>
          <table:table-cell table:style-name="ce10" office:value-type="float" office:value="0.233333333333333">
            <text:p>0.2</text:p>
          </table:table-cell>
          <table:table-cell table:style-name="ce10" office:value-type="float" office:value="98.6">
            <text:p>98.6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0.833333333333333">
            <text:p>0.8</text:p>
          </table:table-cell>
          <table:table-cell table:style-name="ce10" office:value-type="float" office:value="0.233333333333333">
            <text:p>0.2</text:p>
          </table:table-cell>
          <table:table-cell table:style-name="ce10" office:value-type="float" office:value="1.76666666666667">
            <text:p>1.8</text:p>
          </table:table-cell>
          <table:table-cell table:style-name="ce10" office:value-type="float" office:value="97.1666666666667">
            <text:p>97.2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0">
            <text:p>0</text:p>
          </table:table-cell>
          <table:table-cell office:value-type="float" office:value="314.4">
            <text:p>314.4</text:p>
          </table:table-cell>
          <table:table-cell office:value-type="float" office:value="49.4">
            <text:p>49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0">
            <text:p>0</text:p>
          </table:table-cell>
          <table:table-cell office:value-type="float" office:value="69.8">
            <text:p>69.8</text:p>
          </table:table-cell>
          <table:table-cell office:value-type="float" office:value="6.6">
            <text:p>6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28.066666666667">
            <text:p>128.1</text:p>
          </table:table-cell>
          <table:table-cell table:style-name="ce11" table:formula="of:=AVERAGE([.D2:.D4])" office:value-type="float" office:value="18.6666666666667">
            <text:p>18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41.895332292209">
            <text:p>141.9</text:p>
          </table:table-cell>
          <table:table-cell table:style-name="ce11" table:formula="of:=IF([.D6]=0;0;MAX(SUMPRODUCT([.D2:.D4];[.D2:.D4])/SUM([.D2:.D4])-[.D6];0))" office:value-type="float" office:value="25.6890476190476">
            <text:p>25.7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44.4380010411244">
            <text:p>44.4</text:p>
          </table:table-cell>
          <table:table-cell table:style-name="ce11" table:formula="of:=ABS(MAX([.D2:.D4])-[.D6]-[.D7])" office:value-type="float" office:value="5.04428571428572">
            <text:p>5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table:number-columns-repeated="2" office:value-type="float" office:value="6.4">
            <text:p>6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2.8">
            <text:p>1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table:number-columns-repeated="2" office:value-type="float" office:value="10.7">
            <text:p>10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1.4">
            <text:p>21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5.7">
            <text:p>5.7</text:p>
            <draw:frame table:end-cell-address="DISKBSIZE.V32" table:end-x="0.224in" table:end-y="0.002in" draw:z-index="0" draw:name="Chart 1" draw:style-name="gr1" svg:width="14.0339in" svg:height="5.0524in" svg:x="0.0299in" svg:y="0.0039in">
              <draw:object draw:notify-on-update-of-ranges="DISKBSIZE.B1:DISKBSIZE.E1 DISKBSIZE.B6:DISKBSIZE.E6 DISKBSIZE.B7:DISKBSIZE.E7 DISKBSIZE.B8:DISKBSIZE.E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5.7">
            <text:p>5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.3906432748538">
            <text:p>3.4</text:p>
          </table:table-cell>
          <table:table-cell table:style-name="ce11" table:formula="of:=IF([.C6]=0;0;MAX(SUMPRODUCT([.C2:.C4];[.C2:.C4])/SUM([.C2:.C4])-[.C6];0))" office:value-type="float" office:value="3.3906432748538">
            <text:p>3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.6093567251462">
            <text:p>1.6</text:p>
          </table:table-cell>
          <table:table-cell table:style-name="ce11" table:formula="of:=ABS(MAX([.C2:.C4])-[.C6]-[.C7])" office:value-type="float" office:value="1.6093567251462">
            <text:p>1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9.0906432748538">
            <text:p>9.1</text:p>
          </table:table-cell>
          <table:table-cell table:style-name="ce11" table:formula="of:=[.C6]+ [.C7]" office:value-type="float" office:value="9.0906432748538">
            <text:p>9.1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4in" table:end-y="0.0169in" draw:z-index="1" draw:name="Chart 2" draw:style-name="gr1" svg:width="14.0339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7.1">
            <text:p>7.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.1">
            <text:p>14.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table:number-columns-repeated="2"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.2">
            <text:p>2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.73333333333333">
            <text:p>2.7</text:p>
            <draw:frame table:end-cell-address="DISKBUSY.V32" table:end-x="0.224in" table:end-y="0.002in" draw:z-index="0" draw:name="Chart 1" draw:style-name="gr1" svg:width="14.0339in" svg:height="5.0524in" svg:x="0.0299in" svg:y="0.0039in">
              <draw:object draw:notify-on-update-of-ranges="DISKBUSY.B1:DISKBUSY.E1 DISKBUSY.B6:DISKBUSY.E6 DISKBUSY.B7:DISKBUSY.E7 DISKBUSY.B8:DISKBUSY.E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2.7">
            <text:p>2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.56178861788618">
            <text:p>3.6</text:p>
          </table:table-cell>
          <table:table-cell table:style-name="ce11" table:formula="of:=IF([.C6]=0;0;MAX(SUMPRODUCT([.C2:.C4];[.C2:.C4])/SUM([.C2:.C4])-[.C6];0))" office:value-type="float" office:value="3.49876543209877">
            <text:p>3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804878048780488">
            <text:p>0.8</text:p>
          </table:table-cell>
          <table:table-cell table:style-name="ce11" table:formula="of:=ABS(MAX([.C2:.C4])-[.C6]-[.C7])" office:value-type="float" office:value="0.801234567901235">
            <text:p>0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6.29512195121951">
            <text:p>6.3</text:p>
          </table:table-cell>
          <table:table-cell table:style-name="ce11" table:formula="of:=[.C6]+ [.C7]" office:value-type="float" office:value="6.19876543209877">
            <text:p>6.2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4in" table:end-y="0.0169in" draw:z-index="1" draw:name="Chart 2" draw:style-name="gr1" svg:width="14.0339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224in" table:end-y="0.002in" draw:z-index="0" draw:name="Chart 1" draw:style-name="gr1" svg:width="14.0339in" svg:height="5.0524in" svg:x="0.0299in" svg:y="0.0039in">
              <draw:object draw:notify-on-update-of-ranges="DISKREAD.B1:DISKREAD.E1 DISKREAD.B6:DISKREAD.E6 DISKREAD.B7:DISKREAD.E7 DISKREAD.B8:DISKREAD.E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4in" table:end-y="0.0169in" draw:z-index="1" draw:name="Chart 2" draw:style-name="gr1" svg:width="14.0339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table:number-columns-repeated="2" office:value-type="float" office:value="157.2">
            <text:p>157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14.4">
            <text:p>31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table:number-columns-repeated="2" office:value-type="float" office:value="34.9">
            <text:p>34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9.8">
            <text:p>69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64.0333333333333">
            <text:p>64.0</text:p>
            <draw:frame table:end-cell-address="DISKWRITE.V32" table:end-x="0.224in" table:end-y="0.002in" draw:z-index="0" draw:name="Chart 1" draw:style-name="gr1" svg:width="14.0339in" svg:height="5.0524in" svg:x="0.0299in" svg:y="0.0039in">
              <draw:object draw:notify-on-update-of-ranges="DISKWRITE.B1:DISKWRITE.E1 DISKWRITE.B6:DISKWRITE.E6 DISKWRITE.B7:DISKWRITE.E7 DISKWRITE.B8:DISKWRITE.E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64.0333333333333">
            <text:p>64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70.9476661461044">
            <text:p>70.9</text:p>
          </table:table-cell>
          <table:table-cell table:style-name="ce11" table:formula="of:=IF([.C6]=0;0;MAX(SUMPRODUCT([.C2:.C4];[.C2:.C4])/SUM([.C2:.C4])-[.C6];0))" office:value-type="float" office:value="70.9476661461044">
            <text:p>70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2.2190005205622">
            <text:p>22.2</text:p>
          </table:table-cell>
          <table:table-cell table:style-name="ce11" table:formula="of:=ABS(MAX([.C2:.C4])-[.C6]-[.C7])" office:value-type="float" office:value="22.2190005205622">
            <text:p>22.2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34.980999479438">
            <text:p>135.0</text:p>
          </table:table-cell>
          <table:table-cell table:style-name="ce11" table:formula="of:=[.C6]+ [.C7]" office:value-type="float" office:value="134.980999479438">
            <text:p>135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4in" table:end-y="0.0169in" draw:z-index="1" draw:name="Chart 2" draw:style-name="gr1" svg:width="14.0339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table:number-columns-repeated="2" office:value-type="float" office:value="24.7">
            <text:p>24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9.4">
            <text:p>49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table:number-columns-repeated="2"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.6">
            <text:p>6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9.33333333333333">
            <text:p>9.3</text:p>
            <draw:frame table:end-cell-address="DISKXFER.V32" table:end-x="0.224in" table:end-y="0.002in" draw:z-index="0" draw:name="Chart 1" draw:style-name="gr1" svg:width="14.0339in" svg:height="5.0524in" svg:x="0.0299in" svg:y="0.0039in">
              <draw:object draw:notify-on-update-of-ranges="DISKXFER.B1:DISKXFER.E1 DISKXFER.B6:DISKXFER.E6 DISKXFER.B7:DISKXFER.E7 DISKXFER.B8:DISKXFER.E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9.33333333333333">
            <text:p>9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2.8445238095238">
            <text:p>12.8</text:p>
          </table:table-cell>
          <table:table-cell table:style-name="ce11" table:formula="of:=IF([.C6]=0;0;MAX(SUMPRODUCT([.C2:.C4];[.C2:.C4])/SUM([.C2:.C4])-[.C6];0))" office:value-type="float" office:value="12.8445238095238">
            <text:p>12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.52214285714286">
            <text:p>2.5</text:p>
          </table:table-cell>
          <table:table-cell table:style-name="ce11" table:formula="of:=ABS(MAX([.C2:.C4])-[.C6]-[.C7])" office:value-type="float" office:value="2.52214285714286">
            <text:p>2.5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2.1778571428571">
            <text:p>22.2</text:p>
          </table:table-cell>
          <table:table-cell table:style-name="ce11" table:formula="of:=[.C6]+ [.C7]" office:value-type="float" office:value="22.1778571428571">
            <text:p>22.2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4in" table:end-y="0.0169in" draw:z-index="1" draw:name="Chart 2" draw:style-name="gr1" svg:width="14.0339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office:value-type="float" office:value="41.7">
            <text:p>41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41.9">
            <text:p>41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41.7">
            <text:p>41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1.7666666666667">
            <text:p>41.8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F1 JFSFILE.A6:JFSFILE.A6 JFSFILE.B6:JFSFILE.F6 JFSFILE.A7:JFSFILE.A7 JFSFILE.B7:JFSFILE.F7 JFSFILE.A8:JFSFILE.A8 JFSFILE.B8:JFSFILE.F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212822559198855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133120510774134">
            <text:p>0.1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44.4">
            <text:p>444.4</text:p>
          </table:table-cell>
          <table:table-cell office:value-type="float" office:value="1.6">
            <text:p>1.6</text:p>
          </table:table-cell>
          <table:table-cell office:value-type="float" office:value="442.8">
            <text:p>442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17.5">
            <text:p>817.5</text:p>
          </table:table-cell>
          <table:table-cell office:value-type="float" office:value="1203.7">
            <text:p>1203.7</text:p>
          </table:table-cell>
          <table:table-cell office:value-type="float" office:value="-1">
            <text:p>-1</text:p>
          </table:table-cell>
          <table:table-cell office:value-type="float" office:value="158.5">
            <text:p>158.5</text:p>
          </table:table-cell>
          <table:table-cell office:value-type="float" office:value="0">
            <text:p>0</text:p>
          </table:table-cell>
          <table:table-cell office:value-type="float" office:value="306.3">
            <text:p>306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32.3">
            <text:p>432.3</text:p>
          </table:table-cell>
          <table:table-cell office:value-type="float" office:value="1.6">
            <text:p>1.6</text:p>
          </table:table-cell>
          <table:table-cell office:value-type="float" office:value="430.7">
            <text:p>430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29.8">
            <text:p>829.8</text:p>
          </table:table-cell>
          <table:table-cell office:value-type="float" office:value="1204.2">
            <text:p>1204.2</text:p>
          </table:table-cell>
          <table:table-cell office:value-type="float" office:value="-1">
            <text:p>-1</text:p>
          </table:table-cell>
          <table:table-cell office:value-type="float" office:value="158.6">
            <text:p>158.6</text:p>
          </table:table-cell>
          <table:table-cell office:value-type="float" office:value="0">
            <text:p>0</text:p>
          </table:table-cell>
          <table:table-cell office:value-type="float" office:value="318.1">
            <text:p>318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43.6">
            <text:p>443.6</text:p>
          </table:table-cell>
          <table:table-cell office:value-type="float" office:value="1.6">
            <text:p>1.6</text:p>
          </table:table-cell>
          <table:table-cell office:value-type="float" office:value="442">
            <text:p>44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17.8">
            <text:p>817.8</text:p>
          </table:table-cell>
          <table:table-cell office:value-type="float" office:value="1204.3">
            <text:p>1204.3</text:p>
          </table:table-cell>
          <table:table-cell office:value-type="float" office:value="-1">
            <text:p>-1</text:p>
          </table:table-cell>
          <table:table-cell office:value-type="float" office:value="158.6">
            <text:p>158.6</text:p>
          </table:table-cell>
          <table:table-cell office:value-type="float" office:value="0">
            <text:p>0</text:p>
          </table:table-cell>
          <table:table-cell office:value-type="float" office:value="306.2">
            <text:p>306.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float" office:value="-92">
            <text:p>-9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23.2">
            <text:p>23.2</text:p>
          </table:table-cell>
          <table:table-cell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float" office:value="4.1">
            <text:p>4.1</text:p>
          </table:table-cell>
          <table:table-cell office:value-type="float" office:value="-23.2">
            <text:p>-23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4.86666666666667">
            <text:p>4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38.4666666666667">
            <text:p>38.5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.98675799086758">
            <text:p>2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39.5426920854997">
            <text:p>39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.14657534246575">
            <text:p>2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3.9906412478336">
            <text:p>14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0">
            <text:p>0</text:p>
          </table:table-cell>
          <table:table-cell office:value-type="float" office:value="74.1">
            <text:p>74.1</text:p>
          </table:table-cell>
          <table:table-cell office:value-type="float" office:value="0">
            <text:p>0</text:p>
          </table:table-cell>
          <table:table-cell office:value-type="float" office:value="81.2">
            <text:p>81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0">
            <text:p>0</text:p>
          </table:table-cell>
          <table:table-cell office:value-type="float" office:value="40.8">
            <text:p>40.8</text:p>
          </table:table-cell>
          <table:table-cell office:value-type="float" office:value="0">
            <text:p>0</text:p>
          </table:table-cell>
          <table:table-cell office:value-type="float" office:value="21.9">
            <text:p>21.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45.8666666666667">
            <text:p>45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34.6666666666667">
            <text:p>34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9.87999031007752">
            <text:p>9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33.3512179487179">
            <text:p>33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8.3533430232558">
            <text:p>18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3.1821153846154">
            <text:p>13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94.6">
            <text:p>294.6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8.3">
            <text:p>148.3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table:number-columns-repeated="3" office:value-type="float" office:value="-1">
            <text:p>-1</text:p>
          </table:table-cell>
          <table:table-cell office:value-type="float" office:value="16">
            <text:p>16</text:p>
          </table:table-cell>
          <table:table-cell table:number-columns-repeated="13" office:value-type="float" office:value="-1">
            <text:p>-1</text:p>
          </table:table-cell>
          <table:table-cell office:value-type="float" office:value="2568">
            <text:p>2568</text:p>
          </table:table-cell>
          <table:table-cell office:value-type="float" office:value="-1">
            <text:p>-1</text:p>
          </table:table-cell>
          <table:table-cell office:value-type="float" office:value="94142">
            <text:p>94142</text:p>
          </table:table-cell>
          <table:table-cell office:value-type="float" office:value="715">
            <text:p>715</text:p>
          </table:table-cell>
          <table:table-cell office:value-type="float" office:value="-1">
            <text:p>-1</text:p>
          </table:table-cell>
          <table:table-cell office:value-type="float" office:value="249854">
            <text:p>249854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3">
            <text:p>83</text:p>
          </table:table-cell>
          <table:table-cell table:number-columns-repeated="2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table:number-columns-repeated="3" office:value-type="float" office:value="-1">
            <text:p>-1</text:p>
          </table:table-cell>
          <table:table-cell office:value-type="float" office:value="43">
            <text:p>4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-249855">
            <text:p>-249855</text:p>
          </table:table-cell>
          <table:table-cell table:number-columns-repeated="9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table:number-columns-repeated="3" office:value-type="float" office:value="-1">
            <text:p>-1</text:p>
          </table:table-cell>
          <table:table-cell office:value-type="float" office:value="80">
            <text:p>8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49977">
            <text:p>249977</text:p>
          </table:table-cell>
          <table:table-cell table:number-columns-repeated="14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43M59S">
            <text:p>11:43:59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43M59S">
            <text:p>11:43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44M29S">
            <text:p>11:44:29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44M29S">
            <text:p>11:44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44M59S">
            <text:p>11:44:59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44M59S">
            <text:p>11:44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8.9">
            <text:p>98.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96.9">
            <text:p>96.9</text:p>
          </table:table-cell>
          <table:table-cell office:value-type="float" office:value="2.9">
            <text:p>2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98.4">
            <text:p>98.4</text:p>
          </table:table-cell>
          <table:table-cell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13333333333333">
            <text:p>1.13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666666666666667">
            <text:p>0.67</text:p>
          </table:table-cell>
          <table:table-cell office:value-type="float" office:value="0.133333333333333">
            <text:p>0.13</text:p>
          </table:table-cell>
          <table:table-cell office:value-type="float" office:value="98.0666666666667">
            <text:p>98.07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1.8">
            <text:p>1.8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97">
            <text:p>97</text:p>
          </table:table-cell>
          <table:table-cell office:value-type="float" office:value="2.3">
            <text:p>2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99.7">
            <text:p>99.7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866666666666667">
            <text:p>0.87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233333333333333">
            <text:p>0.23</text:p>
          </table:table-cell>
          <table:table-cell office:value-type="float" office:value="0.266666666666667">
            <text:p>0.27</text:p>
          </table:table-cell>
          <table:table-cell office:value-type="float" office:value="98.6">
            <text:p>98.6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1.8">
            <text:p>1.8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97.2">
            <text:p>97.2</text:p>
          </table:table-cell>
          <table:table-cell office:value-type="float" office:value="2.2">
            <text:p>2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9">
            <text:p>0.9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233333333333333">
            <text:p>0.23</text:p>
          </table:table-cell>
          <table:table-cell office:value-type="float" office:value="0.233333333333333">
            <text:p>0.23</text:p>
          </table:table-cell>
          <table:table-cell office:value-type="float" office:value="98.6">
            <text:p>98.6</text:p>
          </table:table-cell>
          <table:table-cell office:value-type="float" office:value="1.13333333333333">
            <text:p>1.1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3M59S">
            <text:p>11:43:5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8.9">
            <text:p>98.9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4M29S">
            <text:p>11:44:29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93.8">
            <text:p>93.8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4M59S">
            <text:p>11:44:59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98.8">
            <text:p>98.8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833333333333333">
            <text:p>0.83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233333333333333">
            <text:p>0.23</text:p>
          </table:table-cell>
          <table:table-cell office:value-type="float" office:value="1.76666666666667">
            <text:p>1.77</text:p>
          </table:table-cell>
          <table:table-cell office:value-type="float" office:value="97.1666666666667">
            <text:p>97.17</text:p>
          </table:table-cell>
          <table:table-cell office:value-type="float" office:value="1.06666666666667">
            <text:p>1.0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3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1/4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43:59</text:p>
              </table:table-cell>
              <table:table-cell office:value-type="float" office:value="2">
                <text:p text:id="CPU_ALL.F2:CPU_ALL.F4">2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2.3">
                <text:p>2.3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.7">
                <text:p>0.7</text:p>
              </table:table-cell>
              <table:table-cell office:value-type="float" office:value="6.6">
                <text:p>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1.407cm" svg:y="0.256cm" chart:style-name="ch2">
          <text:p>Disk %Busy JMeter_Test_20_Threads  11/4/2011</text:p>
        </chart:title>
        <chart:legend chart:legend-position="end" svg:x="33.409cm" svg:y="5.365cm" chart:style-name="ch3"/>
        <chart:plot-area chart:style-name="ch4" table:cell-range-address="DISKBUSY.A1:DISKBUSY.E4" chart:data-source-has-labels="both" svg:x="0.712cm" svg:y="1.281cm" svg:width="31.986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1:43:59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7.1">
                <text:p>7.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917cm" svg:y="0.256cm" chart:style-name="ch2">
          <text:p>Disk Read KB/s JMeter_Test_20_Threads  11/4/2011</text:p>
        </chart:title>
        <chart:legend chart:legend-position="end" svg:x="33.25cm" svg:y="5.598cm" chart:style-name="ch3"/>
        <chart:plot-area chart:style-name="ch4" table:cell-range-address="DISKREAD.B1:DISKREAD.E1 DISKREAD.B6:DISKREAD.E8" chart:data-source-has-labels="row" svg:x="0.712cm" svg:y="1.281cm" svg:width="31.827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E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917cm" svg:y="0.256cm" chart:style-name="ch2">
          <text:p>Disk Read KB/s JMeter_Test_20_Threads  11/4/2011</text:p>
        </chart:title>
        <chart:legend chart:legend-position="end" svg:x="33.409cm" svg:y="5.365cm" chart:style-name="ch3"/>
        <chart:plot-area chart:style-name="ch4" table:cell-range-address="DISKREAD.A1:DISKREAD.E4" chart:data-source-has-labels="both" svg:x="0.712cm" svg:y="1.281cm" svg:width="31.986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1:43:59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838cm" svg:y="0.256cm" chart:style-name="ch2">
          <text:p>Disk Write KB/s JMeter_Test_20_Threads  11/4/2011</text:p>
        </chart:title>
        <chart:legend chart:legend-position="end" svg:x="33.25cm" svg:y="5.598cm" chart:style-name="ch3"/>
        <chart:plot-area chart:style-name="ch4" table:cell-range-address="DISKWRITE.B1:DISKWRITE.E1 DISKWRITE.B6:DISKWRITE.E8" chart:data-source-has-labels="row" svg:x="0.712cm" svg:y="1.281cm" svg:width="31.827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64.0333333333333">
                <text:p text:id="DISKWRITE.B6:DISKWRITE.E6">64.0333333333333</text:p>
              </table:table-cell>
              <table:table-cell office:value-type="float" office:value="64.0333333333333">
                <text:p>64.0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70.9476661461044">
                <text:p text:id="DISKWRITE.B7:DISKWRITE.E7">70.9476661461044</text:p>
              </table:table-cell>
              <table:table-cell office:value-type="float" office:value="70.9476661461044">
                <text:p>70.9476661461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2.2190005205622">
                <text:p text:id="DISKWRITE.B8:DISKWRITE.E8">22.2190005205622</text:p>
              </table:table-cell>
              <table:table-cell office:value-type="float" office:value="22.2190005205622">
                <text:p>22.2190005205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838cm" svg:y="0.256cm" chart:style-name="ch2">
          <text:p>Disk Write KB/s JMeter_Test_20_Threads  11/4/2011</text:p>
        </chart:title>
        <chart:legend chart:legend-position="end" svg:x="33.409cm" svg:y="5.365cm" chart:style-name="ch3"/>
        <chart:plot-area chart:style-name="ch4" table:cell-range-address="DISKWRITE.A1:DISKWRITE.E4" chart:data-source-has-labels="both" svg:x="0.712cm" svg:y="1.281cm" svg:width="31.986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1:43:59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157.2">
                <text:p>157.2</text:p>
              </table:table-cell>
              <table:table-cell office:value-type="float" office:value="157.2">
                <text:p>15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34.9">
                <text:p>34.9</text:p>
              </table:table-cell>
              <table:table-cell office:value-type="float" office:value="34.9">
                <text:p>3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541cm" svg:y="0.256cm" chart:style-name="ch2">
          <text:p>Disk transfers per second JMeter_Test_20_Threads  11/4/2011</text:p>
        </chart:title>
        <chart:legend chart:legend-position="end" svg:x="33.25cm" svg:y="5.598cm" chart:style-name="ch3"/>
        <chart:plot-area chart:style-name="ch4" table:cell-range-address="DISKXFER.B1:DISKXFER.E1 DISKXFER.B6:DISKXFER.E8" chart:data-source-has-labels="row" svg:x="0.712cm" svg:y="1.281cm" svg:width="31.827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.33333333333333">
                <text:p text:id="DISKXFER.B6:DISKXFER.E6"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2.8445238095238">
                <text:p text:id="DISKXFER.B7:DISKXFER.E7">12.8445238095238</text:p>
              </table:table-cell>
              <table:table-cell office:value-type="float" office:value="12.8445238095238">
                <text:p>12.8445238095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.52214285714286">
                <text:p text:id="DISKXFER.B8:DISKXFER.E8">2.52214285714286</text:p>
              </table:table-cell>
              <table:table-cell office:value-type="float" office:value="2.52214285714286">
                <text:p>2.522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541cm" svg:y="0.256cm" chart:style-name="ch2">
          <text:p>Disk transfers per second JMeter_Test_20_Threads  11/4/2011</text:p>
        </chart:title>
        <chart:legend chart:legend-position="end" svg:x="33.409cm" svg:y="5.365cm" chart:style-name="ch3"/>
        <chart:plot-area chart:style-name="ch4" table:cell-range-address="DISKXFER.A1:DISKXFER.E4" chart:data-source-has-labels="both" svg:x="0.712cm" svg:y="1.281cm" svg:width="31.986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1:43:59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24.7">
                <text:p>24.7</text:p>
              </table:table-cell>
              <table:table-cell office:value-type="float" office:value="24.7">
                <text:p>2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11/4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1.7666666666667">
                <text:p text:id="JFSFILE.B6:JFSFILE.F6">41.7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212822559198855">
                <text:p text:id="JFSFILE.B7:JFSFILE.F7">0.000212822559198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133120510774134">
                <text:p text:id="JFSFILE.B8:JFSFILE.F8">0.133120510774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1.133cm" svg:y="0.256cm" chart:style-name="ch2">
          <text:p>Memory MB JMeter_Test_20_Threads  11/4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1:43:59</text:p>
              </table:table-cell>
              <table:table-cell office:value-type="float" office:value="444.4">
                <text:p text:id="MEM.F2:MEM.F4">444.4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432.3">
                <text:p>432.3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443.6">
                <text:p>443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1:43:59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625cm" svg:y="0.256cm" chart:style-name="ch2">
          <text:p>CPU Total JMeter_Test_20_Threads  11/4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43:59</text:p>
              </table:table-cell>
              <table:table-cell office:value-type="float" office:value="1">
                <text:p text:id="CPU_ALL.B2:CPU_ALL.B4">1</text:p>
              </table:table-cell>
              <table:table-cell office:value-type="float" office:value="1">
                <text:p text:id="CPU_ALL.C2:CPU_ALL.C4">1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315cm" svg:y="0.256cm" chart:style-name="ch2">
          <text:p>Network I/O JMeter_Test_20_Threads (KB/s) - 11/4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1:43:59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1.5">
                <text:p text:id="NET.H2:NET.H4">1.5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-92">
                <text:p>-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-23.2">
                <text:p>-23.2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408cm" svg:y="0.256cm" chart:style-name="ch2">
          <text:p>Network I/O JMeter_Test_20_Threads (KB/s)  11/4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4.86666666666667">
                <text:p>4.86666666666667</text:p>
              </table:table-cell>
              <table:table-cell office:value-type="float" office:value="0">
                <text:p>0</text:p>
              </table:table-cell>
              <table:table-cell office:value-type="float" office:value="38.4666666666667">
                <text:p>38.4666666666667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1.98675799086758">
                <text:p>1.98675799086758</text:p>
              </table:table-cell>
              <table:table-cell office:value-type="float" office:value="0">
                <text:p>0</text:p>
              </table:table-cell>
              <table:table-cell office:value-type="float" office:value="39.5426920854997">
                <text:p>39.5426920854997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2.14657534246575">
                <text:p>2.14657534246575</text:p>
              </table:table-cell>
              <table:table-cell office:value-type="float" office:value="0">
                <text:p>0</text:p>
              </table:table-cell>
              <table:table-cell office:value-type="float" office:value="13.9906412478336">
                <text:p>13.990641247833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20_Threads (KB/s)  11/4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1:43:59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.5">
                <text:p text:id="NET.C2:NET.C4">1.5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673cm" svg:y="0.256cm" chart:style-name="ch2">
          <text:p>Network Packets JMeter_Test_20_Threads  11/4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5.8666666666667">
                <text:p>45.8666666666667</text:p>
              </table:table-cell>
              <table:table-cell office:value-type="float" office:value="0">
                <text:p>0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9.87999031007752">
                <text:p>9.87999031007752</text:p>
              </table:table-cell>
              <table:table-cell office:value-type="float" office:value="0">
                <text:p>0</text:p>
              </table:table-cell>
              <table:table-cell office:value-type="float" office:value="33.3512179487179">
                <text:p>33.3512179487179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8.3533430232558">
                <text:p>18.3533430232558</text:p>
              </table:table-cell>
              <table:table-cell office:value-type="float" office:value="0">
                <text:p>0</text:p>
              </table:table-cell>
              <table:table-cell office:value-type="float" office:value="13.1821153846154">
                <text:p>13.182115384615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673cm" svg:y="0.256cm" chart:style-name="ch2">
          <text:p>Network Packets JMeter_Test_20_Threads  11/4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1:43:59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22.7">
                <text:p text:id="NETPACKET.C2:NETPACKET.C4">22.7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0">
                <text:p>0</text:p>
              </table:table-cell>
              <table:table-cell office:value-type="float" office:value="74.1">
                <text:p>74.1</text:p>
              </table:table-cell>
              <table:table-cell office:value-type="float" office:value="0">
                <text:p>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">
                <text:p>0</text:p>
              </table:table-cell>
              <table:table-cell office:value-type="float" office:value="40.8">
                <text:p>40.8</text:p>
              </table:table-cell>
              <table:table-cell office:value-type="float" office:value="0">
                <text:p>0</text:p>
              </table:table-cell>
              <table:table-cell office:value-type="float" office:value="21.9">
                <text:p>21.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20_Threads  11/4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43:59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20_Threads  11/4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43:59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294.6">
                <text:p>294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148.3">
                <text:p>148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20_Threads  11/4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43:59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11/4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1:43:59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11/4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1:43:59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43:59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1 JMeter_Test_20_Threads  11/4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1:43:59</text:p>
              </table:table-cell>
              <table:table-cell office:value-type="float" office:value="0.7">
                <text:p text:id="CPU01.B2:CPU01.B4">0.7</text:p>
              </table:table-cell>
              <table:table-cell office:value-type="float" office:value="0.3">
                <text:p text:id="CPU01.C2:CPU01.C4">0.3</text:p>
              </table:table-cell>
              <table:table-cell office:value-type="float" office:value="0.1">
                <text:p text:id="CPU01.D2:CPU01.D4">0.1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2 JMeter_Test_20_Threads  11/4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1:43:59</text:p>
              </table:table-cell>
              <table:table-cell office:value-type="float" office:value="0.6">
                <text:p text:id="CPU02.B2:CPU02.B4">0.6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">
                <text:p text:id="CPU02.D2:CPU02.D4">0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3 JMeter_Test_20_Threads  11/4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1:43:59</text:p>
              </table:table-cell>
              <table:table-cell office:value-type="float" office:value="0.6">
                <text:p text:id="CPU03.B2:CPU03.B4">0.6</text:p>
              </table:table-cell>
              <table:table-cell office:value-type="float" office:value="0.2">
                <text:p text:id="CPU03.C2:CPU03.C4">0.2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1.8">
                <text:p>1.8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4 JMeter_Test_20_Threads  11/4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1:43:59</text:p>
              </table:table-cell>
              <table:table-cell office:value-type="float" office:value="0.6">
                <text:p text:id="CPU04.B2:CPU04.B4">0.6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2">
                <text:p text:id="CPU04.D2:CPU04.D4">0.2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1.4">
                <text:p>1.4</text:p>
              </table:table-cell>
              <table:table-cell office:value-type="float" office:value="0.4">
                <text:p>0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1/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13333333333333">
                <text:p text:id="CPU_SUMM.B2:CPU_SUMM.B5">1.13333333333333</text:p>
              </table:table-cell>
              <table:table-cell office:value-type="float" office:value="0.666666666666667">
                <text:p text:id="CPU_SUMM.C2:CPU_SUMM.C5">0.666666666666667</text:p>
              </table:table-cell>
              <table:table-cell office:value-type="float" office:value="0.133333333333333">
                <text:p text:id="CPU_SUMM.D2:CPU_SUMM.D5">0.133333333333333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0.9">
                <text:p>0.9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.76666666666667">
                <text:p>1.7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849cm" svg:y="0.256cm" chart:style-name="ch2">
          <text:p>Disk total KB/s JMeter_Test_20_Threads - 11/4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1:43:59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0">
                <text:p>0</text:p>
              </table:table-cell>
              <table:table-cell office:value-type="float" office:value="314.4">
                <text:p>314.4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0">
                <text:p>0</text:p>
              </table:table-cell>
              <table:table-cell office:value-type="float" office:value="69.8">
                <text:p>69.8</text:p>
              </table:table-cell>
              <table:table-cell office:value-type="float" office:value="6.6">
                <text:p>6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942cm" svg:y="0.256cm" chart:style-name="ch2">
          <text:p>Disk total KB/s JMeter_Test_20_Threads  11/4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28.066666666667">
                <text:p>128.066666666667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141.895332292209">
                <text:p>141.895332292209</text:p>
              </table:table-cell>
              <table:table-cell office:value-type="float" office:value="25.6890476190476">
                <text:p>25.6890476190476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44.4380010411244">
                <text:p>44.4380010411244</text:p>
              </table:table-cell>
              <table:table-cell office:value-type="float" office:value="5.04428571428572">
                <text:p>5.044285714285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832cm" svg:y="0.256cm" chart:style-name="ch2">
          <text:p>Disk Block Size JMeter_Test_20_Threads (Kbytes)  11/4/2011</text:p>
        </chart:title>
        <chart:legend chart:legend-position="end" svg:x="33.25cm" svg:y="5.598cm" chart:style-name="ch3"/>
        <chart:plot-area chart:style-name="ch4" table:cell-range-address="DISKBSIZE.B1:DISKBSIZE.E1 DISKBSIZE.B6:DISKBSIZE.E8" chart:data-source-has-labels="row" svg:x="0.712cm" svg:y="1.281cm" svg:width="31.827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5.7">
                <text:p text:id="DISKBSIZE.B6:DISKBSIZE.E6">5.7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.3906432748538">
                <text:p text:id="DISKBSIZE.B7:DISKBSIZE.E7">3.3906432748538</text:p>
              </table:table-cell>
              <table:table-cell office:value-type="float" office:value="3.3906432748538">
                <text:p>3.3906432748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6093567251462">
                <text:p text:id="DISKBSIZE.B8:DISKBSIZE.E8">1.6093567251462</text:p>
              </table:table-cell>
              <table:table-cell office:value-type="float" office:value="1.6093567251462">
                <text:p>1.609356725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832cm" svg:y="0.256cm" chart:style-name="ch2">
          <text:p>Disk Block Size JMeter_Test_20_Threads (Kbytes)  11/4/2011</text:p>
        </chart:title>
        <chart:legend chart:legend-position="end" svg:x="33.409cm" svg:y="5.365cm" chart:style-name="ch3"/>
        <chart:plot-area chart:style-name="ch4" table:cell-range-address="DISKBSIZE.A1:DISKBSIZE.E4" chart:data-source-has-labels="both" svg:x="0.712cm" svg:y="1.281cm" svg:width="31.986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1:43:59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1:44:29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4:59</text:p>
              </table:table-cell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1.407cm" svg:y="0.256cm" chart:style-name="ch2">
          <text:p>Disk %Busy JMeter_Test_20_Threads  11/4/2011</text:p>
        </chart:title>
        <chart:legend chart:legend-position="end" svg:x="33.25cm" svg:y="5.598cm" chart:style-name="ch3"/>
        <chart:plot-area chart:style-name="ch4" table:cell-range-address="DISKBUSY.B1:DISKBUSY.E1 DISKBUSY.B6:DISKBUSY.E8" chart:data-source-has-labels="row" svg:x="0.712cm" svg:y="1.281cm" svg:width="31.827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.73333333333333">
                <text:p text:id="DISKBUSY.B6:DISKBUSY.E6">2.73333333333333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.56178861788618">
                <text:p text:id="DISKBUSY.B7:DISKBUSY.E7">3.56178861788618</text:p>
              </table:table-cell>
              <table:table-cell office:value-type="float" office:value="3.49876543209877">
                <text:p>3.49876543209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804878048780488">
                <text:p text:id="DISKBUSY.B8:DISKBUSY.E8">0.804878048780488</text:p>
              </table:table-cell>
              <table:table-cell office:value-type="float" office:value="0.801234567901235">
                <text:p>0.801234567901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